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f68" officeooo:paragraph-rsid="0015ef68"/>
    </style:style>
    <style:style style:name="P2" style:family="paragraph" style:parent-style-name="Standard">
      <style:text-properties officeooo:rsid="002f4c88" officeooo:paragraph-rsid="002f4c88"/>
    </style:style>
    <style:style style:name="P3" style:family="paragraph" style:parent-style-name="Standard">
      <style:text-properties officeooo:rsid="0030a095" officeooo:paragraph-rsid="0030a095"/>
    </style:style>
    <style:style style:name="P4" style:family="paragraph" style:parent-style-name="Text_20_body">
      <style:text-properties officeooo:paragraph-rsid="001930d5"/>
    </style:style>
    <style:style style:name="P5" style:family="paragraph" style:parent-style-name="Text_20_body">
      <style:text-properties officeooo:paragraph-rsid="001b229f"/>
    </style:style>
    <style:style style:name="P6" style:family="paragraph" style:parent-style-name="Text_20_body">
      <style:text-properties officeooo:paragraph-rsid="001d2dd2"/>
    </style:style>
    <style:style style:name="P7" style:family="paragraph" style:parent-style-name="Text_20_body">
      <style:text-properties officeooo:rsid="001f58c6" officeooo:paragraph-rsid="001f58c6"/>
    </style:style>
    <style:style style:name="P8" style:family="paragraph" style:parent-style-name="Text_20_body">
      <style:text-properties officeooo:rsid="00208d81" officeooo:paragraph-rsid="00208d81"/>
    </style:style>
    <style:style style:name="P9" style:family="paragraph" style:parent-style-name="Text_20_body">
      <style:text-properties officeooo:paragraph-rsid="001ab451"/>
    </style:style>
    <style:style style:name="P10" style:family="paragraph" style:parent-style-name="Text_20_body">
      <style:text-properties officeooo:paragraph-rsid="0021d289"/>
    </style:style>
    <style:style style:name="P11" style:family="paragraph" style:parent-style-name="Text_20_body">
      <style:text-properties officeooo:rsid="0025cf26" officeooo:paragraph-rsid="0025cf26"/>
    </style:style>
    <style:style style:name="P12" style:family="paragraph" style:parent-style-name="Text_20_body">
      <style:text-properties officeooo:paragraph-rsid="003394c5"/>
    </style:style>
    <style:style style:name="P13" style:family="paragraph" style:parent-style-name="Text_20_body">
      <style:text-properties officeooo:paragraph-rsid="0035dc82"/>
    </style:style>
    <style:style style:name="P14" style:family="paragraph" style:parent-style-name="Text_20_body">
      <style:text-properties fo:font-weight="bold" officeooo:paragraph-rsid="0035dc82" style:font-weight-asian="bold" style:font-weight-complex="bold"/>
    </style:style>
    <style:style style:name="P15" style:family="paragraph" style:parent-style-name="Text_20_body">
      <style:text-properties officeooo:paragraph-rsid="0035dc82"/>
    </style:style>
    <style:style style:name="P16" style:family="paragraph" style:parent-style-name="Heading_20_1">
      <style:text-properties officeooo:rsid="001d2dd2" officeooo:paragraph-rsid="001d2dd2"/>
    </style:style>
    <style:style style:name="P17" style:family="paragraph" style:parent-style-name="Heading_20_1">
      <style:text-properties officeooo:rsid="001b229f" officeooo:paragraph-rsid="001b229f"/>
    </style:style>
    <style:style style:name="P18" style:family="paragraph" style:parent-style-name="Heading_20_1">
      <style:text-properties officeooo:rsid="001930d5" officeooo:paragraph-rsid="001930d5"/>
    </style:style>
    <style:style style:name="P19" style:family="paragraph" style:parent-style-name="Heading_20_1">
      <style:text-properties officeooo:rsid="001ab451" officeooo:paragraph-rsid="001ab451"/>
    </style:style>
    <style:style style:name="P20" style:family="paragraph" style:parent-style-name="Heading_20_1">
      <style:text-properties officeooo:rsid="0021d289" officeooo:paragraph-rsid="0021d289"/>
    </style:style>
    <style:style style:name="P21" style:family="paragraph" style:parent-style-name="Heading_20_3">
      <style:text-properties officeooo:rsid="003394c5" officeooo:paragraph-rsid="003394c5"/>
    </style:style>
    <style:style style:name="P22" style:family="paragraph" style:parent-style-name="Heading_20_3">
      <style:text-properties officeooo:rsid="0035dc82" officeooo:paragraph-rsid="0035dc82"/>
    </style:style>
    <style:style style:name="T1" style:family="text">
      <style:text-properties officeooo:rsid="001b229f"/>
    </style:style>
    <style:style style:name="T2" style:family="text">
      <style:text-properties officeooo:rsid="001ee7e2"/>
    </style:style>
    <style:style style:name="T3" style:family="text">
      <style:text-properties officeooo:rsid="0030a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Introdução</text:h>
      <text:p text:style-name="P6"><text:tab/><text:tab/>new Vue({</text:p>
      <text:p text:style-name="P6"><text:tab/><text:tab/><text:tab/>el: '#app', // <text:span text:style-name="T2">div</text:span></text:p>
      <text:p text:style-name="P6"><text:tab/><text:tab/><text:tab/>data: {</text:p>
      <text:p text:style-name="P6"><text:tab/><text:tab/><text:tab/><text:tab/>greeting: 'Hello World!'</text:p>
      <text:p text:style-name="P6"><text:tab/><text:tab/><text:tab/>},</text:p>
      <text:p text:style-name="P6"><text:tab/><text:tab/><text:tab/>methods: {</text:p>
      <text:p text:style-name="P6"><text:tab/><text:tab/><text:tab/><text:tab/>changeGreeting: function(event) {</text:p>
      <text:p text:style-name="P6"><text:tab/><text:tab/><text:tab/><text:tab/><text:tab/>/* o this faz referência ao objeto Vue */</text:p>
      <text:p text:style-name="P6"><text:tab/><text:tab/><text:tab/><text:tab/><text:tab/>// console.log("this: ", this)</text:p>
      <text:p text:style-name="P6"><text:tab/><text:tab/><text:tab/><text:tab/><text:tab/>this.greeting = event.target.value;</text:p>
      <text:p text:style-name="P6"><text:tab/><text:tab/><text:tab/><text:tab/>}</text:p>
      <text:p text:style-name="P6"><text:tab/><text:tab/><text:tab/>}</text:p>
      <text:p text:style-name="P6"><text:tab/><text:tab/>})</text:p>
      <text:p text:style-name="P6"/>
      <text:p text:style-name="P7">event.target</text:p>
      <text:p text:style-name="P7">&lt;input type="text" v-on:input="changeTitle" /&gt;</text:p>
      <text:p text:style-name="P8">methods:{</text:p>
      <text:p text:style-name="P7">changeTitle: function(event) {</text:p>
      <text:p text:style-name="P7"><text:s text:c="12"/>this.title = event.target.value;</text:p>
      <text:p text:style-name="P7"><text:s text:c="10"/>}</text:p>
      <text:h text:style-name="Heading_20_1" text:outline-level="1">Events</text:h>
      <text:p text:style-name="P1">v-click=”myFunction()”</text:p>
      <text:p text:style-name="P1">@click=”myFunction()”</text:p>
      <text:p text:style-name="P1">v-on:mousemove</text:p>
      <text:p text:style-name="P1">v-on:mousemove.stop</text:p>
      <text:p text:style-name="P1">v-on:keyup.enter.space</text:p>
      <text:h text:style-name="P17" text:outline-level="1">Binding</text:h>
      <text:p text:style-name="P5">&lt;img v-bind:src="<text:span text:style-name="T1">myDataI</text:span>mage"</text:p>
      <text:p text:style-name="P5">&lt;input v-bind:value="name" type="text" /&gt;</text:p>
      <text:h text:style-name="P18" text:outline-level="1"><text:soft-page-break/>Two Way Binding</text:h>
      <text:p text:style-name="P4">v-model="name"</text:p>
      <text:p text:style-name="P4">data: { name: "Max" }</text:p>
      <text:p text:style-name="P4"/>
      <text:h text:style-name="P19" text:outline-level="1">Computed Properties</text:h>
      <text:p text:style-name="P9"/>
      <text:h text:style-name="P20" text:outline-level="1">Tags Vue</text:h>
      <text:p text:style-name="P10">v-bind:href - HTML Link - tag a</text:p>
      <text:p text:style-name="P10">:href</text:p>
      <text:p text:style-name="P10">&lt;a v-bind:href="link"&gt;Google&lt;/a&gt;</text:p>
      <text:p text:style-name="P10"/>
      <text:p text:style-name="P10">v-once</text:p>
      <text:p text:style-name="P10">O elemento html não é re-rendered quando o valor da variável é alterado.</text:p>
      <text:p text:style-name="P10">&lt;h1 v-once&gt;{{ title }}&lt;/h1&gt;</text:p>
      <text:p text:style-name="P10"/>
      <text:p text:style-name="P11">v-html - output raw html</text:p>
      <text:p text:style-name="P11">Renderiza elemento html a partir de uma string.</text:p>
      <text:p text:style-name="P10">data{finishedLink: '&lt;a href="http://google.com"&gt;Google&lt;/a&gt;'...</text:p>
      <text:p text:style-name="P10">&lt;p v-html="finishedLink"&gt;&lt;/p&gt;</text:p>
      <text:p text:style-name="P10"/>
      <text:p text:style-name="P10">v-on:click</text:p>
      <text:p text:style-name="P10">v-on:click="increase(2, $event)"</text:p>
      <text:p text:style-name="P10"/>
      <text:p text:style-name="P10">v-on:mousemove</text:p>
      <text:p text:style-name="P10">v-on:mousemove.stop</text:p>
      <text:p text:style-name="P10"/>
      <text:p text:style-name="P10">v-on:keyup.enter.space</text:p>
      <text:p text:style-name="P10">&lt;button @click="changeLink"&gt;Click to Change Link&lt;/button&gt;</text:p>
      <text:p text:style-name="P10">&lt;a :href="link"&gt;Link&lt;/a&gt;</text:p>
      <text:p text:style-name="Text_20_body"><text:soft-page-break/>Computed Properties</text:p>
      <text:p text:style-name="Text_20_body"><text:tab/><text:span text:style-name="T3">get</text:span></text:p>
      <text:p text:style-name="Text_20_body"><text:tab/><text:span text:style-name="T3">set</text:span></text:p>
      <text:p text:style-name="P2">watch</text:p>
      <text:p text:style-name="P2"/>
      <text:h text:style-name="Heading_20_3" text:outline-level="3">Refs</text:h>
      <text:p text:style-name="P3">ref é um atributo adicionado pelo Vue.js</text:p>
      <text:p text:style-name="P3">Use ref apenas para pegar o valor atual de algo.</text:p>
      <text:p text:style-name="P3">Evite alterar valores usando ref.</text:p>
      <text:p text:style-name="P3"/>
      <text:p text:style-name="P3">methods: {</text:p>
      <text:p text:style-name="P3"><text:s/>:function() {</text:p>
      <text:p text:style-name="P3"><text:s text:c="3"/>this.$refs</text:p>
      <text:p text:style-name="P3"><text:s text:c="3"/>this.$refs.myButton</text:p>
      <text:p text:style-name="P3"><text:s text:c="3"/>this.$refs.myButton.innerText = 'Test - Alterado pelo $refs.myButton';</text:p>
      <text:p text:style-name="P3"/>
      <text:h text:style-name="Heading_20_3" text:outline-level="3">Mouting Template</text:h>
      <text:p text:style-name="Text_20_body">var vm1 = new Vue({...})</text:p>
      <text:p text:style-name="Text_20_body">// use mount quando quiser ter a instancia configurada para depois montá-la.</text:p>
      <text:p text:style-name="Text_20_body">// mesmo que usar 'el' só muda a sintaxe</text:p>
      <text:p text:style-name="Text_20_body">vm1.$mount('#app1');</text:p>
      <text:p text:style-name="Text_20_body"/>
      <text:p text:style-name="Text_20_body">// usando "el" para montar a instância</text:p>
      <text:p text:style-name="Text_20_body">var vm2 = new Vue({</text:p>
      <text:p text:style-name="Text_20_body"><text:tab/>el: '#app2',</text:p>
      <text:h text:style-name="P21" text:outline-level="3">Lifecycle</text:h>
      <text:p text:style-name="P12">new Vue({</text:p>
      <text:p text:style-name="P12"><text:s text:c="2"/>beforeCreate: function() {...}</text:p>
      <text:p text:style-name="P12"><text:s text:c="2"/>created: function() {...}</text:p>
      <text:p text:style-name="P12"><text:s text:c="2"/>beforeMount: function() {...}</text:p>
      <text:p text:style-name="P12"><text:s text:c="2"/>mounted: function() {...}</text:p>
      <text:p text:style-name="P12"><text:s text:c="2"/>beforeUpdate: function() {...}</text:p>
      <text:p text:style-name="P12"><text:s text:c="2"/>updated: function() {...}</text:p>
      <text:p text:style-name="P12"><text:s text:c="2"/>beforeDestroy: function() {...}</text:p>
      <text:p text:style-name="P12"><text:s text:c="2"/>destroyed: function() {...}</text:p>
      <text:p text:style-name="P12"><text:soft-page-break/></text:p>
      <text:p text:style-name="P12">methods: {</text:p>
      <text:p text:style-name="P12"><text:s text:c="2"/>destroy: function() {</text:p>
      <text:p text:style-name="P12"><text:s text:c="2"/>this.$destroy();</text:p>
      <text:p text:style-name="P12">...}</text:p>
      <text:h text:style-name="P22" text:outline-level="3">Components Comunicating</text:h>
      <text:h text:style-name="P22" text:outline-level="3">Props Parent to Child</text:h>
      <text:p text:style-name="P14">UserDetail.vue - child</text:p>
      <text:p text:style-name="P13">&lt;p&gt;User Name: {{ name }}&lt;/p&gt;</text:p>
      <text:p text:style-name="P13">export default { props: ['name'] <text:s/>// declara a propriedade name</text:p>
      <text:p text:style-name="P13"/>
      <text:p text:style-name="P14">User.vue - parent</text:p>
      <text:p text:style-name="P13">import UserDetail from "./UserDetail.vue";</text:p>
      <text:p text:style-name="P13">changeName() { this.name = 'Anna' }</text:p>
      <text:p text:style-name="P13">components: { appUserDetail: UserDetail, }</text:p>
      <text:p text:style-name="P13">data: name: 'Max'</text:p>
      <text:p text:style-name="P13">&lt;app-user-detail :name="name"&gt;&lt;/app-user-detail&gt;</text:p>
      <text:p text:style-name="P13">&lt;button @click="changeName"&gt;Change my Name&lt;/button&gt;</text:p>
      <text:h text:style-name="Heading_20_3" text:outline-level="3">$emit, $ev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0:55.752765312</meta:creation-date>
    <meta:editing-duration>PT1H46M7S</meta:editing-duration>
    <meta:editing-cycles>34</meta:editing-cycles>
    <meta:generator>LibreOffice/6.2.4.2.0$Linux_X86_64 LibreOffice_project/20$Build-2</meta:generator>
    <dc:date>2019-11-28T20:59:10.334090182</dc:date>
    <meta:document-statistic meta:table-count="0" meta:image-count="0" meta:object-count="0" meta:page-count="4" meta:paragraph-count="99" meta:word-count="306" meta:character-count="2460" meta:non-whitespace-character-count="2151"/>
  </office:meta>
</office:document-meta>
</file>